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043cm"/>
    </style:style>
    <style:style style:name="Tableau3.B" style:family="table-column">
      <style:table-column-properties style:column-width="1.207cm"/>
    </style:style>
    <style:style style:name="Tableau3.C" style:family="table-column">
      <style:table-column-properties style:column-width="2.683cm"/>
    </style:style>
    <style:style style:name="Tableau3.D" style:family="table-column">
      <style:table-column-properties style:column-width="1.429cm"/>
    </style:style>
    <style:style style:name="Tableau3.E" style:family="table-column">
      <style:table-column-properties style:column-width="3.36cm"/>
    </style:style>
    <style:style style:name="Tableau3.F" style:family="table-column">
      <style:table-column-properties style:column-width="1.296cm"/>
    </style:style>
    <style:style style:name="Tableau3.G" style:family="table-column">
      <style:table-column-properties style:column-width="3.122cm"/>
    </style:style>
    <style:style style:name="Tableau3.H" style:family="table-column">
      <style:table-column-properties style:column-width="0.87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H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">
      <style:text-properties officeooo:paragraph-rsid="000b62c8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Heading_20_1">
      <style:paragraph-properties fo:margin-top="0.3cm" fo:margin-bottom="0.101cm" loext:contextual-spacing="false" style:writing-mode="page"/>
    </style:style>
    <style:style style:name="P6" style:family="paragraph" style:parent-style-name="Text">
      <style:text-properties officeooo:rsid="000cd38d" officeooo:paragraph-rsid="000cd38d"/>
    </style:style>
    <style:style style:name="T1" style:family="text">
      <style:text-properties officeooo:rsid="000de4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ext:h text:style-name="P5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1">Le :<text:text-input text:description="&lt;formatLang(o.meeting_id.date, date=True)&gt;">date</text:text-input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text-input text:description="&lt;o.header_id.name&gt;">&lt;o.header&gt;</text:text-input></text:p>
            <text:p text:style-name="P2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 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6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3"><text:text-input text:description="&lt;/if&gt;">endif</text:text-input></text:p>
      <text:p text:style-name="Text">Réalisation d'une paracenthese au couteau 2.75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 d'un implant <text:text-input text:description="&lt;o.iol_type&gt;">iol_type</text:text-input> <text:text-input text:description="&lt;o.iol_power&gt;">iol_power</text:text-input> D dans le sac capsulaire.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Sterdex. Coque</text:p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office:value-type="string">
            <text:p text:style-name="Table_20_Contents_20_1">Temp total US :</text:p>
          </table:table-cell>
          <table:table-cell table:style-name="Tableau3.A1" office:value-type="string">
            <text:p text:style-name="Table_20_Contents_20_1"><text:text-input text:description="&lt;o.var1&gt;">var1</text:text-input></text:p>
          </table:table-cell>
          <table:table-cell table:style-name="Tableau3.A1" office:value-type="string">
            <text:p text:style-name="Table_20_Contents_20_1">Puissance équivalente en position 3 :</text:p>
          </table:table-cell>
          <table:table-cell table:style-name="Tableau3.A1" office:value-type="string">
            <text:p text:style-name="Table_20_Contents_20_1"><text:text-input text:description="&lt;o.var2&gt;">var2</text:text-input></text:p>
          </table:table-cell>
          <table:table-cell table:style-name="Tableau3.A1" office:value-type="string">
            <text:p text:style-name="Table_20_Contents_20_1">Énergie dissipée cumulée :</text:p>
          </table:table-cell>
          <table:table-cell table:style-name="Tableau3.A1" office:value-type="string">
            <text:p text:style-name="Table_20_Contents_20_1"><text:text-input text:description="&lt;o.var3&gt;">var3</text:text-input></text:p>
          </table:table-cell>
          <table:table-cell table:style-name="Tableau3.A1" office:value-type="string">
            <text:p text:style-name="Table_20_Contents_20_1"/>
          </table:table-cell>
          <table:table-cell table:style-name="Tableau3.H1" office:value-type="string">
            <text:p text:style-name="Table_20_Contents_20_1"/>
          </table:table-cell>
        </table:table-row>
        <table:table-row>
          <table:table-cell table:style-name="Tableau3.A2" office:value-type="string">
            <text:p text:style-name="Table_20_Contents_20_1">Temps de torsion :</text:p>
          </table:table-cell>
          <table:table-cell table:style-name="Tableau3.A2" office:value-type="string">
            <text:p text:style-name="Table_20_Contents_20_1"><text:text-input text:description="&lt;o.var4&gt;">var4</text:text-input></text:p>
          </table:table-cell>
          <table:table-cell table:style-name="Tableau3.A2" office:value-type="string">
            <text:p text:style-name="Table_20_Contents_20_1">Amplitude de torsion moyenne </text:p>
          </table:table-cell>
          <table:table-cell table:style-name="Tableau3.A2" office:value-type="string">
            <text:p text:style-name="Table_20_Contents_20_1"><text:text-input text:description="&lt;o.var5&gt;">var5</text:text-input></text:p>
          </table:table-cell>
          <table:table-cell table:style-name="Tableau3.A2" office:value-type="string">
            <text:p text:style-name="Table_20_Contents_20_1">Amplitude de torsion moyenne en position 3 :</text:p>
          </table:table-cell>
          <table:table-cell table:style-name="Tableau3.A2" office:value-type="string">
            <text:p text:style-name="Table_20_Contents_20_1"><text:text-input text:description="&lt;o.var6&gt;">var6</text:text-input></text:p>
          </table:table-cell>
          <table:table-cell table:style-name="Tableau3.A2" office:value-type="string">
            <text:p text:style-name="Table_20_Contents_20_1">Amplitude de torsion moyenne en position équivalente en position 3 :</text:p>
          </table:table-cell>
          <table:table-cell table:style-name="Tableau3.H2" office:value-type="string">
            <text:p text:style-name="Table_20_Contents_20_1"><text:text-input text:description="&lt;o.var7&gt;">var7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cm" fo:margin-bottom="0cm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2T02:07:45.694538836</dc:date>
    <meta:editing-duration>PT11H33M57S</meta:editing-duration>
    <meta:editing-cycles>170</meta:editing-cycles>
    <dc:creator>Laurent FRANCOIS</dc:creator>
    <meta:document-statistic meta:table-count="2" meta:image-count="0" meta:object-count="0" meta:page-count="1" meta:paragraph-count="61" meta:word-count="370" meta:character-count="2145" meta:non-whitespace-character-count="1910"/>
  </office:meta>
</office:document-meta>
</file>